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5.796cm"/>
    </style:style>
    <style:style style:name="co4" style:family="table-column">
      <style:table-column-properties fo:break-before="auto" style:column-width="13.46cm"/>
    </style:style>
    <style:style style:name="co5" style:family="table-column">
      <style:table-column-properties fo:break-before="auto" style:column-width="1.963cm"/>
    </style:style>
    <style:style style:name="co6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1.42cm"/>
    </style:style>
    <style:style style:name="co9" style:family="table-column">
      <style:table-column-properties fo:break-before="auto" style:column-width="1.401cm"/>
    </style:style>
    <style:style style:name="co10" style:family="table-column">
      <style:table-column-properties fo:break-before="auto" style:column-width="2.644cm"/>
    </style:style>
    <style:style style:name="co11" style:family="table-column">
      <style:table-column-properties fo:break-before="auto" style:column-width="2.1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3deb3d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3deb3d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3deb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7" table:number-columns-repeated="1015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#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descrizione</text:p>
          </table:table-cell>
          <table:table-cell table:style-name="ce1" office:value-type="string">
            <text:p>ottimista</text:p>
          </table:table-cell>
          <table:table-cell table:style-name="ce1" office:value-type="string">
            <text:p>pessimista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finora</text:p>
          </table:table-cell>
          <table:table-cell table:style-name="ce1" office:value-type="string">
            <text:p>dipende da</text:p>
          </table:table-cell>
          <table:table-cell table:style-name="ce1" office:value-type="string">
            <text:p>categoria</text:p>
          </table:table-cell>
          <table:table-cell table:style-name="ce1" table:number-columns-repeated="1015"/>
        </table:table-row>
        <table:table-row table:style-name="ro3">
          <table:table-cell table:style-name="ce2" office:value-type="string">
            <text:p>RED-5</text:p>
          </table:table-cell>
          <table:table-cell table:style-name="ce4" office:value-type="string">
            <text:p>modelli</text:p>
          </table:table-cell>
          <table:table-cell table:style-name="ce6" office:value-type="string">
            <text:p>validazioni complete e tests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21">
            <text:p>21</text:p>
          </table:table-cell>
          <table:table-cell table:style-name="ce7"/>
          <table:table-cell table:style-name="ce7" office:value-type="string">
            <text:p>backend</text:p>
          </table:table-cell>
          <table:table-cell table:number-columns-repeated="101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todi di logica</text:p>
          </table:table-cell>
          <table:table-cell office:value-type="string">
            <text:p>con test</text:p>
          </table:table-cell>
          <table:table-cell table:style-name="ce8" table:number-columns-repeated="3"/>
          <table:table-cell table:number-columns-repeated="2"/>
          <table:table-cell office:value-type="string">
            <text:p>backend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string">
            <text:p>4 layouts</text:p>
          </table:table-cell>
          <table:table-cell office:value-type="string">
            <text:p>oganizzazione css, decidere se aggiungere virtual classroom</text:p>
          </table:table-cell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4">
            <text:p>4</text:p>
          </table:table-cell>
          <table:table-cell table:style-name="Default" office:value-type="string">
            <text:p>pagina prelogin</text:p>
          </table:table-cell>
          <table:table-cell/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string">
            <text:p>viste relative alla registrazione</text:p>
          </table:table-cell>
          <table:table-cell office:value-type="string">
            <text:p>dipendono da richieste cliente; il più possibile modulari; tempo approssimativo </text:p>
          </table:table-cell>
          <table:table-cell table:style-name="ce8" table:number-columns-repeated="3"/>
          <table:table-cell/>
          <table:table-cell office:value-type="string">
            <text:p>#17</text:p>
          </table:table-cell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motori di ricerca</text:p>
          </table:table-cell>
          <table:table-cell office:value-type="string">
            <text:p>pagina dei risultati + ricerca avanzata</text:p>
          </table:table-cell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7">
            <text:p>7</text:p>
          </table:table-cell>
          <table:table-cell table:style-name="Default" office:value-type="string">
            <text:p>sistema di notifiche</text:p>
          </table:table-cell>
          <table:table-cell office:value-type="string">
            <text:p>solo i messaggi ricevuti dall'utente</text:p>
          </table:table-cell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8">
            <text:p>8</text:p>
          </table:table-cell>
          <table:table-cell table:style-name="Default" office:value-type="string">
            <text:p>contenitori di lezioni ed elementi</text:p>
          </table:table-cell>
          <table:table-cell office:value-type="string">
            <text:p>creazione di interfacce per risultati vuoti; parziali diversi per elementi e lezioni</text:p>
          </table:table-cell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9">
            <text:p>9</text:p>
          </table:table-cell>
          <table:table-cell table:style-name="Default" office:value-type="string">
            <text:p>editor elementi</text:p>
          </table:table-cell>
          <table:table-cell office:value-type="string">
            <text:p>deve integrare i tre editor in uno</text:p>
          </table:table-cell>
          <table:table-cell table:style-name="ce8" table:number-columns-repeated="3"/>
          <table:table-cell/>
          <table:table-cell office:value-type="string">
            <text:p>#19, #20, #21</text:p>
          </table:table-cell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string">
            <text:p>editor lezioni</text:p>
          </table:table-cell>
          <table:table-cell office:value-type="string">
            <text:p>scegliere che tipo di interfaccia usare per il problema del rapporto 1:1</text:p>
          </table:table-cell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1">
            <text:p>11</text:p>
          </table:table-cell>
          <table:table-cell table:style-name="Default" office:value-type="string">
            <text:p>virtual classroom</text:p>
          </table:table-cell>
          <table:table-cell office:value-type="string">
            <text:p>include sistema di visualizzazione lezioni</text:p>
          </table:table-cell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2">
            <text:p>12</text:p>
          </table:table-cell>
          <table:table-cell table:style-name="Default" office:value-type="string">
            <text:p>un elemento</text:p>
          </table:table-cell>
          <table:table-cell office:value-type="string">
            <text:p>3 stati X 2 formati; include pop up di preview</text:p>
          </table:table-cell>
          <table:table-cell table:style-name="ce8" table:number-columns-repeated="3"/>
          <table:table-cell table:number-columns-repeated="2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3">
            <text:p>13</text:p>
          </table:table-cell>
          <table:table-cell table:style-name="Default" office:value-type="string">
            <text:p>una lezione</text:p>
          </table:table-cell>
          <table:table-cell office:value-type="string">
            <text:p>5 stati X 2 formati; include barra di more info che si apre</text:p>
          </table:table-cell>
          <table:table-cell table:number-columns-repeated="5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4">
            <text:p>14</text:p>
          </table:table-cell>
          <table:table-cell table:style-name="Default" office:value-type="string">
            <text:p>caricamento elemento</text:p>
          </table:table-cell>
          <table:table-cell table:number-columns-repeated="6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table:style-name="Default" office:value-type="string">
            <text:p>gestione errori</text:p>
          </table:table-cell>
          <table:table-cell office:value-type="string">
            <text:p>include pop up notifica e gestione delle pagine 500 e 404</text:p>
          </table:table-cell>
          <table:table-cell table:number-columns-repeated="5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table:style-name="Default" office:value-type="string">
            <text:p>pagina mio profilo</text:p>
          </table:table-cell>
          <table:table-cell office:value-type="string">
            <text:p>dipende dalla registrazione e dalle richieste cliente</text:p>
          </table:table-cell>
          <table:table-cell table:number-columns-repeated="5"/>
          <table:table-cell office:value-type="string">
            <text:p>html</text:p>
          </table:table-cell>
          <table:table-cell table:number-columns-repeated="1015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egistrazione – backend</text:p>
          </table:table-cell>
          <table:table-cell office:value-type="string">
            <text:p>dipende da richieste cliente</text:p>
          </table:table-cell>
          <table:table-cell table:number-columns-repeated="5"/>
          <table:table-cell office:value-type="string">
            <text:p>controllers</text:p>
          </table:table-cell>
          <table:table-cell table:number-columns-repeated="1015"/>
        </table:table-row>
        <table:table-row table:style-name="ro2">
          <table:table-cell office:value-type="float" office:value="18">
            <text:p>18</text:p>
          </table:table-cell>
          <table:table-cell table:style-name="Default" office:value-type="string">
            <text:p>interfaccia amministrativa</text:p>
          </table:table-cell>
          <table:table-cell office:value-type="string">
            <text:p>non urgente; alcune funzionalità devono avere un'interfaccia rapida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2">
          <table:table-cell office:value-type="float" office:value="19">
            <text:p>19</text:p>
          </table:table-cell>
          <table:table-cell table:style-name="Default" office:value-type="string">
            <text:p>editor audio</text:p>
          </table:table-cell>
          <table:table-cell table:number-columns-repeated="6"/>
          <table:table-cell office:value-type="string">
            <text:p>controllers</text:p>
          </table:table-cell>
          <table:table-cell table:number-columns-repeated="101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string">
            <text:p>editor img</text:p>
          </table:table-cell>
          <table:table-cell table:number-columns-repeated="6"/>
          <table:table-cell office:value-type="string">
            <text:p>controllers</text:p>
          </table:table-cell>
          <table:table-cell table:number-columns-repeated="1015"/>
        </table:table-row>
        <table:table-row table:style-name="ro2">
          <table:table-cell office:value-type="float" office:value="21">
            <text:p>21</text:p>
          </table:table-cell>
          <table:table-cell table:style-name="Default" office:value-type="string">
            <text:p>editor video</text:p>
          </table:table-cell>
          <table:table-cell table:number-columns-repeated="6"/>
          <table:table-cell office:value-type="string">
            <text:p>controllers</text:p>
          </table:table-cell>
          <table:table-cell table:number-columns-repeated="1015"/>
        </table:table-row>
        <table:table-row table:style-name="ro2">
          <table:table-cell office:value-type="float" office:value="22">
            <text:p>22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float" office:value="23">
            <text:p>23</text:p>
          </table:table-cell>
          <table:table-cell table:style-name="Default"/>
          <table:table-cell table:number-columns-repeated="1022"/>
        </table:table-row>
        <table:table-row table:style-name="ro2" table:number-rows-repeated="8">
          <table:table-cell/>
          <table:table-cell table:style-name="Default"/>
          <table:table-cell table:number-columns-repeated="1022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 table:number-rows-repeated="6">
          <table:table-cell/>
          <table:table-cell table:style-name="Default"/>
          <table:table-cell table:number-columns-repeated="102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4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Spa</meta:initial-creator>
    <meta:creation-date>2012-09-27T12:19:50</meta:creation-date>
    <dc:date>2012-10-03T10:48:08</dc:date>
    <dc:creator>Morgan Spa</dc:creator>
    <meta:editing-duration>PT4H9M24S</meta:editing-duration>
    <meta:editing-cycles>21</meta:editing-cycles>
    <meta:generator>LibreOffice/3.5$Linux_X86_64 LibreOffice_project/350m1$Build-2</meta:generator>
    <meta:document-statistic meta:table-count="3" meta:cell-count="95" meta:object-count="0"/>
  </office:meta>
</office:document-meta>
</file>